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C200000258A8B18AABAE21D6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18.999cm" svg:height="9.358cm" svg:x="1cm" svg:y="10.17cm">
          <draw:image xlink:href="Pictures/10000201000004C200000258A8B18AABAE21D6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5.3.2.2$Windows_x86 LibreOffice_project/6cd4f1ef626f15116896b1d8e1398b56da0d0ee1</meta:generator>
  </office:meta>
</office:document-meta>
</file>